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  <style:style style:name="T1" style:family="text">
      <style:text-properties officeooo:rsid="0011a4bb"/>
    </style:style>
    <style:style style:name="T2" style:family="text">
      <style:text-properties fo:font-size="18pt" officeooo:rsid="0011a4bb" style:font-size-asian="18pt" style:font-size-complex="18pt"/>
    </style:style>
    <style:style style:name="T3" style:family="text">
      <style:text-properties fo:font-size="24pt" officeooo:rsid="0011a4bb" style:font-size-asian="24pt" style:font-size-complex="24pt"/>
    </style:style>
    <style:style style:name="T4" style:family="text">
      <style:text-properties style:font-name="Lohit Assamese" fo:font-size="24pt" officeooo:rsid="0011a4bb" style:font-size-asian="24pt" style:font-size-complex="24pt"/>
    </style:style>
    <style:style style:name="T5" style:family="text">
      <style:text-properties style:font-name="Lohit Assamese" fo:font-size="24pt" fo:font-weight="bold" officeooo:rsid="0011a4bb" style:font-size-asian="24pt" style:font-weight-asian="bold" style:font-size-complex="24pt" style:font-weight-complex="bold"/>
    </style:style>
    <style:style style:name="T6" style:family="text">
      <style:text-properties style:font-name="Lohit Assamese" fo:font-weight="bold" officeooo:rsid="0011a4bb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3"/><text:span text:style-name="T5">Number Function</text:span></text:p>
      <text:p text:style-name="Standard"><text:span text:style-name="T5"/></text:p>
      <text:p text:style-name="Standard"><text:span text:style-name="T5"/></text:p>
      <text:p text:style-name="P1"><text:span text:style-name="T6"/></text:p>
      <text:p text:style-name="P1"><text:span text:style-name="T6">MariaDB [Ecommerce]&gt; select unhex('99786875858ed150');</text:span></text:p>
      <text:p text:style-name="P1"><text:span text:style-name="T6">+---------------------------+</text:span></text:p>
      <text:p text:style-name="P1"><text:span text:style-name="T6">| unhex('99786875858ed150') |</text:span></text:p>
      <text:p text:style-name="P1"><text:span text:style-name="T6">+---------------------------+</text:span></text:p>
      <text:p text:style-name="P1"><text:span text:style-name="T6">| �xhu���P <text:s text:c="21"/>|</text:span></text:p>
      <text:p text:style-name="P1"><text:span text:style-name="T6">+---------------------------+</text:span></text:p>
      <text:p text:style-name="P1"><text:span text:style-name="T6">1 row in set (0.000 sec)</text:span></text:p>
      <text:p text:style-name="P1"><text:span text:style-name="T6"/></text:p>
      <text:p text:style-name="P1"><text:span text:style-name="T6">MariaDB [Ecommerce]&gt; select hex(weight_string('y'));</text:span></text:p>
      <text:p text:style-name="P1"><text:span text:style-name="T6">+-------------------------+</text:span></text:p>
      <text:p text:style-name="P1"><text:span text:style-name="T6">| hex(weight_string('y')) |</text:span></text:p>
      <text:p text:style-name="P1"><text:span text:style-name="T6">+-------------------------+</text:span></text:p>
      <text:p text:style-name="P1"><text:span text:style-name="T6">| 0059 <text:s text:c="19"/>|</text:span></text:p>
      <text:p text:style-name="P1"><text:span text:style-name="T6">+-------------------------+</text:span></text:p>
      <text:p text:style-name="P1"><text:span text:style-name="T6">1 row in set (0.000 sec)</text:span></text:p>
      <text:p text:style-name="P1"><text:span text:style-name="T6"/></text:p>
      <text:p text:style-name="P1"><text:span text:style-name="T6">MariaDB [Ecommerce]&gt; </text:span></text:p>
      <text:p text:style-name="P1"><text:span text:style-name="T6">MariaDB [Ecommerce]&gt; exit</text:span></text:p>
      <text:p text:style-name="P1"><text:span text:style-name="T6">Bye</text:span></text:p>
      <text:p text:style-name="P1"><text:span text:style-name="T6">addweb@JLP-09:~$ clear</text:span></text:p>
      <text:p text:style-name="P1"><text:span text:style-name="T6"/></text:p>
      <text:p text:style-name="P1"><text:span text:style-name="T6">addweb@JLP-09:~$ sudo /opt/lampp/bin/mysql -u root -p</text:span></text:p>
      <text:p text:style-name="P1"><text:span text:style-name="T6">[sudo] password for addweb: </text:span></text:p>
      <text:p text:style-name="P1"><text:span text:style-name="T6">Enter password: </text:span></text:p>
      <text:p text:style-name="P1"><text:soft-page-break/><text:span text:style-name="T6">Welcome to the MariaDB monitor. <text:s/>Commands end with ; or \g.</text:span></text:p>
      <text:p text:style-name="P1"><text:span text:style-name="T6">Your MariaDB connection id is 280</text:span></text:p>
      <text:p text:style-name="P1"><text:span text:style-name="T6">Server version: 10.4.21-MariaDB Source distribution</text:span></text:p>
      <text:p text:style-name="P1"><text:span text:style-name="T6"/></text:p>
      <text:p text:style-name="P1"><text:span text:style-name="T6">Copyright (c) 2000, 2018, Oracle, MariaDB Corporation Ab and others.</text:span></text:p>
      <text:p text:style-name="P1"><text:span text:style-name="T6"/></text:p>
      <text:p text:style-name="P1"><text:span text:style-name="T6">Type 'help;' or '\h' for help. Type '\c' to clear the current input statement.</text:span></text:p>
      <text:p text:style-name="P1"><text:span text:style-name="T6"/></text:p>
      <text:p text:style-name="P1"><text:span text:style-name="T6">MariaDB [(none)]&gt; show databases</text:span></text:p>
      <text:p text:style-name="P1"><text:span text:style-name="T6"><text:s text:c="4"/>-&gt; </text:span></text:p>
      <text:p text:style-name="P1"><text:span text:style-name="T6"><text:s text:c="4"/>-&gt; select hex(weight_string('y'));</text:span></text:p>
      <text:p text:style-name="P1"><text:span text:style-name="T6">ERROR 1064 (42000): You have an error in your SQL syntax; check the manual that corresponds to your MariaDB server version for the right syntax to use near 'select hex(weight_string('y'))' at line 3</text:span></text:p>
      <text:p text:style-name="P1"><text:span text:style-name="T6">MariaDB [(none)]&gt; </text:span></text:p>
      <text:p text:style-name="P1"><text:span text:style-name="T6">MariaDB [(none)]&gt; show databases;</text:span></text:p>
      <text:p text:style-name="P1"><text:span text:style-name="T6">+--------------------+</text:span></text:p>
      <text:p text:style-name="P1"><text:span text:style-name="T6">| Database <text:s text:c="10"/>|</text:span></text:p>
      <text:p text:style-name="P1"><text:span text:style-name="T6">+--------------------+</text:span></text:p>
      <text:p text:style-name="P1"><text:span text:style-name="T6">| Ecommerce <text:s text:c="9"/>|</text:span></text:p>
      <text:p text:style-name="P1"><text:span text:style-name="T6">| Infosys <text:s text:c="11"/>|</text:span></text:p>
      <text:p text:style-name="P1"><text:span text:style-name="T6">| addweb <text:s text:c="12"/>|</text:span></text:p>
      <text:p text:style-name="P1"><text:span text:style-name="T6">| college <text:s text:c="11"/>|</text:span></text:p>
      <text:p text:style-name="P1"><text:span text:style-name="T6">| comapny <text:s text:c="11"/>|</text:span></text:p>
      <text:p text:style-name="P1"><text:span text:style-name="T6">| company <text:s text:c="11"/>|</text:span></text:p>
      <text:p text:style-name="P1"><text:span text:style-name="T6">| employees <text:s text:c="9"/>|</text:span></text:p>
      <text:p text:style-name="P1"><text:span text:style-name="T6">| information_schema |</text:span></text:p>
      <text:p text:style-name="P1"><text:span text:style-name="T6">| mydata <text:s text:c="12"/>|</text:span></text:p>
      <text:p text:style-name="P1"><text:span text:style-name="T6">| mysql <text:s text:c="13"/>|</text:span></text:p>
      <text:p text:style-name="P1"><text:span text:style-name="T6">| pdotesting <text:s text:c="8"/>|</text:span></text:p>
      <text:p text:style-name="P1"><text:soft-page-break/><text:span text:style-name="T6">| performance_schema |</text:span></text:p>
      <text:p text:style-name="P1"><text:span text:style-name="T6">| phpmyadmin <text:s text:c="8"/>|</text:span></text:p>
      <text:p text:style-name="P1"><text:span text:style-name="T6">| practice <text:s text:c="10"/>|</text:span></text:p>
      <text:p text:style-name="P1"><text:span text:style-name="T6">| test <text:s text:c="14"/>|</text:span></text:p>
      <text:p text:style-name="P1"><text:span text:style-name="T6">+--------------------+</text:span></text:p>
      <text:p text:style-name="P1"><text:span text:style-name="T6">15 rows in set (0.001 sec)</text:span></text:p>
      <text:p text:style-name="P1"><text:span text:style-name="T6"/></text:p>
      <text:p text:style-name="P1"><text:span text:style-name="T6">MariaDB [(none)]&gt; use Ecommerce;</text:span></text:p>
      <text:p text:style-name="P1"><text:span text:style-name="T6">Reading table information for completion of table and column names</text:span></text:p>
      <text:p text:style-name="P1"><text:span text:style-name="T6">You can turn off this feature to get a quicker startup with -A</text:span></text:p>
      <text:p text:style-name="P1"><text:span text:style-name="T6"/></text:p>
      <text:p text:style-name="P1"><text:span text:style-name="T6">Database changed</text:span></text:p>
      <text:p text:style-name="P1"><text:span text:style-name="T6">MariaDB [Ecommerce]&gt; select abs(-234</text:span></text:p>
      <text:p text:style-name="P1"><text:span text:style-name="T6"><text:s text:c="4"/>-&gt; select abs(-234);</text:span></text:p>
      <text:p text:style-name="P1"><text:span text:style-name="T6">ERROR 1064 (42000): You have an error in your SQL syntax; check the manual that corresponds to your MariaDB server version for the right syntax to use near 'select abs(-234)' at line 2</text:span></text:p>
      <text:p text:style-name="P1"><text:span text:style-name="T6">MariaDB [Ecommerce]&gt; select abs(-234);</text:span></text:p>
      <text:p text:style-name="P1"><text:span text:style-name="T6">+-----------+</text:span></text:p>
      <text:p text:style-name="P1"><text:span text:style-name="T6">| abs(-234) |</text:span></text:p>
      <text:p text:style-name="P1"><text:span text:style-name="T6">+-----------+</text:span></text:p>
      <text:p text:style-name="P1"><text:span text:style-name="T6">| <text:s text:c="6"/>234 |</text:span></text:p>
      <text:p text:style-name="P1"><text:span text:style-name="T6">+-----------+</text:span></text:p>
      <text:p text:style-name="P1"><text:span text:style-name="T6">1 row in set (0.000 sec)</text:span></text:p>
      <text:p text:style-name="P1"><text:span text:style-name="T6"/></text:p>
      <text:p text:style-name="P1"><text:span text:style-name="T6">MariaDB [Ecommerce]&gt; SELECT ACOS(0.25);</text:span></text:p>
      <text:p text:style-name="P1"><text:span text:style-name="T6">+-------------------+</text:span></text:p>
      <text:p text:style-name="P1"><text:span text:style-name="T6">| ACOS(0.25) <text:s text:c="7"/>|</text:span></text:p>
      <text:p text:style-name="P1"><text:span text:style-name="T6">+-------------------+</text:span></text:p>
      <text:p text:style-name="P1"><text:span text:style-name="T6">| 1.318116071652818 |</text:span></text:p>
      <text:p text:style-name="P1"><text:span text:style-name="T6">+-------------------+</text:span></text:p>
      <text:p text:style-name="P1"><text:soft-page-break/><text:span text:style-name="T6">1 row in set (0.000 sec)</text:span></text:p>
      <text:p text:style-name="P1"><text:span text:style-name="T6"/></text:p>
      <text:p text:style-name="P1"><text:span text:style-name="T6">MariaDB [Ecommerce]&gt; SELECT ASIN(0.25);</text:span></text:p>
      <text:p text:style-name="P1"><text:span text:style-name="T6">+---------------------+</text:span></text:p>
      <text:p text:style-name="P1"><text:span text:style-name="T6">| ASIN(0.25) <text:s text:c="9"/>|</text:span></text:p>
      <text:p text:style-name="P1"><text:span text:style-name="T6">+---------------------+</text:span></text:p>
      <text:p text:style-name="P1"><text:span text:style-name="T6">| 0.25268025514207865 |</text:span></text:p>
      <text:p text:style-name="P1"><text:span text:style-name="T6">+---------------------+</text:span></text:p>
      <text:p text:style-name="P1"><text:span text:style-name="T6">1 row in set (0.000 sec)</text:span></text:p>
      <text:p text:style-name="P1"><text:span text:style-name="T6"/></text:p>
      <text:p text:style-name="P1"><text:span text:style-name="T6">MariaDB [Ecommerce]&gt; SELECT ATAN(2.5);</text:span></text:p>
      <text:p text:style-name="P1"><text:span text:style-name="T6">+--------------------+</text:span></text:p>
      <text:p text:style-name="P1"><text:span text:style-name="T6">| ATAN(2.5) <text:s text:c="9"/>|</text:span></text:p>
      <text:p text:style-name="P1"><text:span text:style-name="T6">+--------------------+</text:span></text:p>
      <text:p text:style-name="P1"><text:span text:style-name="T6">| 1.1902899496825317 |</text:span></text:p>
      <text:p text:style-name="P1"><text:span text:style-name="T6">+--------------------+</text:span></text:p>
      <text:p text:style-name="P1"><text:span text:style-name="T6">1 row in set (0.000 sec)</text:span></text:p>
      <text:p text:style-name="P1"><text:span text:style-name="T6"/></text:p>
      <text:p text:style-name="P1"><text:span text:style-name="T6">MariaDB [Ecommerce]&gt; SELECT CEIL(25.75);</text:span></text:p>
      <text:p text:style-name="P1"><text:span text:style-name="T6">+-------------+</text:span></text:p>
      <text:p text:style-name="P1"><text:span text:style-name="T6">| CEIL(25.75) |</text:span></text:p>
      <text:p text:style-name="P1"><text:span text:style-name="T6">+-------------+</text:span></text:p>
      <text:p text:style-name="P1"><text:span text:style-name="T6">| <text:s text:c="9"/>26 |</text:span></text:p>
      <text:p text:style-name="P1"><text:span text:style-name="T6">+-------------+</text:span></text:p>
      <text:p text:style-name="P1"><text:span text:style-name="T6">1 row in set (0.000 sec)</text:span></text:p>
      <text:p text:style-name="P1"><text:span text:style-name="T6"/></text:p>
      <text:p text:style-name="P1"><text:span text:style-name="T6">MariaDB [Ecommerce]&gt; SELECT CEILING(25.75);</text:span></text:p>
      <text:p text:style-name="P1"><text:span text:style-name="T6">+----------------+</text:span></text:p>
      <text:p text:style-name="P1"><text:span text:style-name="T6">| CEILING(25.75) |</text:span></text:p>
      <text:p text:style-name="P1"><text:span text:style-name="T6">+----------------+</text:span></text:p>
      <text:p text:style-name="P1"><text:span text:style-name="T6">| <text:s text:c="12"/>26 |</text:span></text:p>
      <text:p text:style-name="P1"><text:span text:style-name="T6">+----------------+</text:span></text:p>
      <text:p text:style-name="P1"><text:span text:style-name="T6">1 row in set (0.000 sec)</text:span></text:p>
      <text:p text:style-name="P1"><text:span text:style-name="T6"/></text:p>
      <text:p text:style-name="P1"><text:soft-page-break/><text:span text:style-name="T6">MariaDB [Ecommerce]&gt; SELECT COS(30);</text:span></text:p>
      <text:p text:style-name="P1"><text:span text:style-name="T6">+---------------------+</text:span></text:p>
      <text:p text:style-name="P1"><text:span text:style-name="T6">| COS(30) <text:s text:c="12"/>|</text:span></text:p>
      <text:p text:style-name="P1"><text:span text:style-name="T6">+---------------------+</text:span></text:p>
      <text:p text:style-name="P1"><text:span text:style-name="T6">| 0.15425144988758405 |</text:span></text:p>
      <text:p text:style-name="P1"><text:span text:style-name="T6">+---------------------+</text:span></text:p>
      <text:p text:style-name="P1"><text:span text:style-name="T6">1 row in set (0.000 sec)</text:span></text:p>
      <text:p text:style-name="P1"><text:span text:style-name="T6"/></text:p>
      <text:p text:style-name="P1"><text:span text:style-name="T6">MariaDB [Ecommerce]&gt; SELECT COT(6);</text:span></text:p>
      <text:p text:style-name="P1"><text:span text:style-name="T6">+--------------------+</text:span></text:p>
      <text:p text:style-name="P1"><text:span text:style-name="T6">| COT(6) <text:s text:c="12"/>|</text:span></text:p>
      <text:p text:style-name="P1"><text:span text:style-name="T6">+--------------------+</text:span></text:p>
      <text:p text:style-name="P1"><text:span text:style-name="T6">| -3.436353004180128 |</text:span></text:p>
      <text:p text:style-name="P1"><text:span text:style-name="T6">+--------------------+</text:span></text:p>
      <text:p text:style-name="P1"><text:span text:style-name="T6">1 row in set (0.000 sec)</text:span></text:p>
      <text:p text:style-name="P1"><text:span text:style-name="T6"/></text:p>
      <text:p text:style-name="P1"><text:span text:style-name="T6">MariaDB [Ecommerce]&gt; SELECT DEGREES(1.5)</text:span></text:p>
      <text:p text:style-name="P1"><text:span text:style-name="T6"><text:s text:c="4"/>-&gt; SELECT DEGREES(1.5);</text:span></text:p>
      <text:p text:style-name="P1"><text:span text:style-name="T6">ERROR 1064 (42000): You have an error in your SQL syntax; check the manual that corresponds to your MariaDB server version for the right syntax to use near 'SELECT DEGREES(1.5)' at line 2</text:span></text:p>
      <text:p text:style-name="P1"><text:span text:style-name="T6">MariaDB [Ecommerce]&gt; SELECT DEGREES(1.5);</text:span></text:p>
      <text:p text:style-name="P1"><text:span text:style-name="T6">+-------------------+</text:span></text:p>
      <text:p text:style-name="P1"><text:span text:style-name="T6">| DEGREES(1.5) <text:s text:c="5"/>|</text:span></text:p>
      <text:p text:style-name="P1"><text:span text:style-name="T6">+-------------------+</text:span></text:p>
      <text:p text:style-name="P1"><text:span text:style-name="T6">| 85.94366926962348 |</text:span></text:p>
      <text:p text:style-name="P1"><text:span text:style-name="T6">+-------------------+</text:span></text:p>
      <text:p text:style-name="P1"><text:span text:style-name="T6">1 row in set (0.000 sec)</text:span></text:p>
      <text:p text:style-name="P1"><text:span text:style-name="T6"/></text:p>
      <text:p text:style-name="P1"><text:span text:style-name="T6">MariaDB [Ecommerce]&gt; SELECT 10 DIV 5;</text:span></text:p>
      <text:p text:style-name="P1"><text:span text:style-name="T6">+----------+</text:span></text:p>
      <text:p text:style-name="P1"><text:span text:style-name="T6">| 10 DIV 5 |</text:span></text:p>
      <text:p text:style-name="P1"><text:span text:style-name="T6">+----------+</text:span></text:p>
      <text:p text:style-name="P1"><text:soft-page-break/><text:span text:style-name="T6">| <text:s text:c="7"/>2 |</text:span></text:p>
      <text:p text:style-name="P1"><text:span text:style-name="T6">+----------+</text:span></text:p>
      <text:p text:style-name="P1"><text:span text:style-name="T6">1 row in set (0.000 sec)</text:span></text:p>
      <text:p text:style-name="P1"><text:span text:style-name="T6"/></text:p>
      <text:p text:style-name="P1"><text:span text:style-name="T6">MariaDB [Ecommerce]&gt; SELECT 9 DIV 5;</text:span></text:p>
      <text:p text:style-name="P1"><text:span text:style-name="T6">+---------+</text:span></text:p>
      <text:p text:style-name="P1"><text:span text:style-name="T6">| 9 DIV 5 |</text:span></text:p>
      <text:p text:style-name="P1"><text:span text:style-name="T6">+---------+</text:span></text:p>
      <text:p text:style-name="P1"><text:span text:style-name="T6">| <text:s text:c="6"/>1 |</text:span></text:p>
      <text:p text:style-name="P1"><text:span text:style-name="T6">+---------+</text:span></text:p>
      <text:p text:style-name="P1"><text:span text:style-name="T6">1 row in set (0.000 sec)</text:span></text:p>
      <text:p text:style-name="P1"><text:span text:style-name="T6"/></text:p>
      <text:p text:style-name="P1"><text:span text:style-name="T6">MariaDB [Ecommerce]&gt; SELECT EXP(1);</text:span></text:p>
      <text:p text:style-name="P1"><text:span text:style-name="T6">+-------------------+</text:span></text:p>
      <text:p text:style-name="P1"><text:span text:style-name="T6">| EXP(1) <text:s text:c="11"/>|</text:span></text:p>
      <text:p text:style-name="P1"><text:span text:style-name="T6">+-------------------+</text:span></text:p>
      <text:p text:style-name="P1"><text:span text:style-name="T6">| 2.718281828459045 |</text:span></text:p>
      <text:p text:style-name="P1"><text:span text:style-name="T6">+-------------------+</text:span></text:p>
      <text:p text:style-name="P1"><text:span text:style-name="T6">1 row in set (0.000 sec)</text:span></text:p>
      <text:p text:style-name="P1"><text:span text:style-name="T6"/></text:p>
      <text:p text:style-name="P1"><text:span text:style-name="T6">MariaDB [Ecommerce]&gt; SELECT GREATEST(30, 2, 36, 81, 125);</text:span></text:p>
      <text:p text:style-name="P1"><text:span text:style-name="T6">+------------------------------+</text:span></text:p>
      <text:p text:style-name="P1"><text:span text:style-name="T6">| GREATEST(30, 2, 36, 81, 125) |</text:span></text:p>
      <text:p text:style-name="P1"><text:span text:style-name="T6">+------------------------------+</text:span></text:p>
      <text:p text:style-name="P1"><text:span text:style-name="T6">| <text:s text:c="25"/>125 |</text:span></text:p>
      <text:p text:style-name="P1"><text:span text:style-name="T6">+------------------------------+</text:span></text:p>
      <text:p text:style-name="P1"><text:span text:style-name="T6">1 row in set (0.000 sec)</text:span></text:p>
      <text:p text:style-name="P1"><text:span text:style-name="T6"/></text:p>
      <text:p text:style-name="P1"><text:span text:style-name="T6">MariaDB [Ecommerce]&gt; SELECT LEAST(30, 2, 36, 81, 125);</text:span></text:p>
      <text:p text:style-name="P1"><text:span text:style-name="T6">+---------------------------+</text:span></text:p>
      <text:p text:style-name="P1"><text:span text:style-name="T6">| LEAST(30, 2, 36, 81, 125) |</text:span></text:p>
      <text:p text:style-name="P1"><text:span text:style-name="T6">+---------------------------+</text:span></text:p>
      <text:p text:style-name="P1"><text:soft-page-break/><text:span text:style-name="T6">| <text:s text:c="24"/>2 |</text:span></text:p>
      <text:p text:style-name="P1"><text:span text:style-name="T6">+---------------------------+</text:span></text:p>
      <text:p text:style-name="P1"><text:span text:style-name="T6">1 row in set (0.000 sec)</text:span></text:p>
      <text:p text:style-name="P1"><text:span text:style-name="T6"/></text:p>
      <text:p text:style-name="P1"><text:span text:style-name="T6">MariaDB [Ecommerce]&gt; SELECT LN(2);</text:span></text:p>
      <text:p text:style-name="P1"><text:span text:style-name="T6">+--------------------+</text:span></text:p>
      <text:p text:style-name="P1"><text:span text:style-name="T6">| LN(2) <text:s text:c="13"/>|</text:span></text:p>
      <text:p text:style-name="P1"><text:span text:style-name="T6">+--------------------+</text:span></text:p>
      <text:p text:style-name="P1"><text:span text:style-name="T6">| 0.6931471805599453 |</text:span></text:p>
      <text:p text:style-name="P1"><text:span text:style-name="T6">+--------------------+</text:span></text:p>
      <text:p text:style-name="P1"><text:span text:style-name="T6">1 row in set (0.000 sec)</text:span></text:p>
      <text:p text:style-name="P1"><text:span text:style-name="T6"/></text:p>
      <text:p text:style-name="P1"><text:span text:style-name="T6">MariaDB [Ecommerce]&gt; SELECT LOG(2);</text:span></text:p>
      <text:p text:style-name="P1"><text:span text:style-name="T6">+--------------------+</text:span></text:p>
      <text:p text:style-name="P1"><text:span text:style-name="T6">| LOG(2) <text:s text:c="12"/>|</text:span></text:p>
      <text:p text:style-name="P1"><text:span text:style-name="T6">+--------------------+</text:span></text:p>
      <text:p text:style-name="P1"><text:span text:style-name="T6">| 0.6931471805599453 |</text:span></text:p>
      <text:p text:style-name="P1"><text:span text:style-name="T6">+--------------------+</text:span></text:p>
      <text:p text:style-name="P1"><text:span text:style-name="T6">1 row in set (0.000 sec)</text:span></text:p>
      <text:p text:style-name="P1"><text:span text:style-name="T6"/></text:p>
      <text:p text:style-name="P1"><text:span text:style-name="T6">MariaDB [Ecommerce]&gt; SELECT LOG2(6);</text:span></text:p>
      <text:p text:style-name="P1"><text:span text:style-name="T6">+-------------------+</text:span></text:p>
      <text:p text:style-name="P1"><text:span text:style-name="T6">| LOG2(6) <text:s text:c="10"/>|</text:span></text:p>
      <text:p text:style-name="P1"><text:span text:style-name="T6">+-------------------+</text:span></text:p>
      <text:p text:style-name="P1"><text:span text:style-name="T6">| 2.584962500721156 |</text:span></text:p>
      <text:p text:style-name="P1"><text:span text:style-name="T6">+-------------------+</text:span></text:p>
      <text:p text:style-name="P1"><text:span text:style-name="T6">1 row in set (0.000 sec)</text:span></text:p>
      <text:p text:style-name="P1"><text:span text:style-name="T6"/></text:p>
      <text:p text:style-name="P1"><text:span text:style-name="T6">MariaDB [Ecommerce]&gt; SELECT MOD(18, 4);</text:span></text:p>
      <text:p text:style-name="P1"><text:span text:style-name="T6">+------------+</text:span></text:p>
      <text:p text:style-name="P1"><text:span text:style-name="T6">| MOD(18, 4) |</text:span></text:p>
      <text:p text:style-name="P1"><text:span text:style-name="T6">+------------+</text:span></text:p>
      <text:p text:style-name="P1"><text:span text:style-name="T6">| <text:s text:c="9"/>2 |</text:span></text:p>
      <text:p text:style-name="P1"><text:span text:style-name="T6">+------------+</text:span></text:p>
      <text:p text:style-name="P1"><text:soft-page-break/><text:span text:style-name="T6">1 row in set (0.000 sec)</text:span></text:p>
      <text:p text:style-name="P1"><text:span text:style-name="T6"/></text:p>
      <text:p text:style-name="P1"><text:span text:style-name="T6">MariaDB [Ecommerce]&gt; SELECT PI();</text:span></text:p>
      <text:p text:style-name="P1"><text:span text:style-name="T6">+----------+</text:span></text:p>
      <text:p text:style-name="P1"><text:span text:style-name="T6">| PI() <text:s text:c="4"/>|</text:span></text:p>
      <text:p text:style-name="P1"><text:span text:style-name="T6">+----------+</text:span></text:p>
      <text:p text:style-name="P1"><text:span text:style-name="T6">| 3.141593 |</text:span></text:p>
      <text:p text:style-name="P1"><text:span text:style-name="T6">+----------+</text:span></text:p>
      <text:p text:style-name="P1"><text:span text:style-name="T6">1 row in set (0.000 sec)</text:span></text:p>
      <text:p text:style-name="P1"><text:span text:style-name="T6"/></text:p>
      <text:p text:style-name="P1"><text:span text:style-name="T6">MariaDB [Ecommerce]&gt; SELECT POW(4, 2);</text:span></text:p>
      <text:p text:style-name="P1"><text:span text:style-name="T6">+-----------+</text:span></text:p>
      <text:p text:style-name="P1"><text:span text:style-name="T6">| POW(4, 2) |</text:span></text:p>
      <text:p text:style-name="P1"><text:span text:style-name="T6">+-----------+</text:span></text:p>
      <text:p text:style-name="P1"><text:span text:style-name="T6">| <text:s text:c="7"/>16 |</text:span></text:p>
      <text:p text:style-name="P1"><text:span text:style-name="T6">+-----------+</text:span></text:p>
      <text:p text:style-name="P1"><text:span text:style-name="T6">1 row in set (0.000 sec)</text:span></text:p>
      <text:p text:style-name="P1"><text:span text:style-name="T6"/></text:p>
      <text:p text:style-name="P1"><text:span text:style-name="T6">MariaDB [Ecommerce]&gt; SELECT RADIANS(180);</text:span></text:p>
      <text:p text:style-name="P1"><text:span text:style-name="T6">+-------------------+</text:span></text:p>
      <text:p text:style-name="P1"><text:span text:style-name="T6">| RADIANS(180) <text:s text:c="5"/>|</text:span></text:p>
      <text:p text:style-name="P1"><text:span text:style-name="T6">+-------------------+</text:span></text:p>
      <text:p text:style-name="P1"><text:span text:style-name="T6">| 3.141592653589793 |</text:span></text:p>
      <text:p text:style-name="P1"><text:span text:style-name="T6">+-------------------+</text:span></text:p>
      <text:p text:style-name="P1"><text:span text:style-name="T6">1 row in set (0.000 sec)</text:span></text:p>
      <text:p text:style-name="P1"><text:span text:style-name="T6"/></text:p>
      <text:p text:style-name="P1"><text:span text:style-name="T6">MariaDB [Ecommerce]&gt; SELECT RAND();</text:span></text:p>
      <text:p text:style-name="P1"><text:span text:style-name="T6">+--------------------+</text:span></text:p>
      <text:p text:style-name="P1"><text:span text:style-name="T6">| RAND() <text:s text:c="12"/>|</text:span></text:p>
      <text:p text:style-name="P1"><text:span text:style-name="T6">+--------------------+</text:span></text:p>
      <text:p text:style-name="P1"><text:span text:style-name="T6">| 0.4156186528649355 |</text:span></text:p>
      <text:p text:style-name="P1"><text:span text:style-name="T6">+--------------------+</text:span></text:p>
      <text:p text:style-name="P1"><text:span text:style-name="T6">1 row in set (0.000 sec)</text:span></text:p>
      <text:p text:style-name="P1"><text:span text:style-name="T6"/></text:p>
      <text:p text:style-name="P1"><text:soft-page-break/><text:span text:style-name="T6">MariaDB [Ecommerce]&gt; V</text:span></text:p>
      <text:p text:style-name="P1"><text:span text:style-name="T6"><text:s text:c="4"/>-&gt; V;</text:span></text:p>
      <text:p text:style-name="P1"><text:span text:style-name="T6">ERROR 1064 (42000): You have an error in your SQL syntax; check the manual that corresponds to your MariaDB server version for the right syntax to use near 'V</text:span></text:p>
      <text:p text:style-name="P1"><text:span text:style-name="T6">V' at line 1</text:span></text:p>
      <text:p text:style-name="P1"><text:span text:style-name="T6">MariaDB [Ecommerce]&gt; SELECT ROUND(5.553);</text:span></text:p>
      <text:p text:style-name="P1"><text:span text:style-name="T6">+--------------+</text:span></text:p>
      <text:p text:style-name="P1"><text:span text:style-name="T6">| ROUND(5.553) |</text:span></text:p>
      <text:p text:style-name="P1"><text:span text:style-name="T6">+--------------+</text:span></text:p>
      <text:p text:style-name="P1"><text:span text:style-name="T6">| <text:s text:c="11"/>6 |</text:span></text:p>
      <text:p text:style-name="P1"><text:span text:style-name="T6">+--------------+</text:span></text:p>
      <text:p text:style-name="P1"><text:span text:style-name="T6">1 row in set (0.000 sec)</text:span></text:p>
      <text:p text:style-name="P1"><text:span text:style-name="T6"/></text:p>
      <text:p text:style-name="P1"><text:span text:style-name="T6">MariaDB [Ecommerce]&gt; SELECT SIGN(255.5);</text:span></text:p>
      <text:p text:style-name="P1"><text:span text:style-name="T6">+-------------+</text:span></text:p>
      <text:p text:style-name="P1"><text:span text:style-name="T6">| SIGN(255.5) |</text:span></text:p>
      <text:p text:style-name="P1"><text:span text:style-name="T6">+-------------+</text:span></text:p>
      <text:p text:style-name="P1"><text:span text:style-name="T6">| <text:s text:c="10"/>1 |</text:span></text:p>
      <text:p text:style-name="P1"><text:span text:style-name="T6">+-------------+</text:span></text:p>
      <text:p text:style-name="P1"><text:span text:style-name="T6">1 row in set (0.000 sec)</text:span></text:p>
      <text:p text:style-name="P1"><text:span text:style-name="T6"/></text:p>
      <text:p text:style-name="P1"><text:span text:style-name="T6">MariaDB [Ecommerce]&gt; SELECT SIGN(255.5);</text:span></text:p>
      <text:p text:style-name="P1"><text:span text:style-name="T6">+-------------+</text:span></text:p>
      <text:p text:style-name="P1"><text:span text:style-name="T6">| SIGN(255.5) |</text:span></text:p>
      <text:p text:style-name="P1"><text:span text:style-name="T6">+-------------+</text:span></text:p>
      <text:p text:style-name="P1"><text:span text:style-name="T6">| <text:s text:c="10"/>1 |</text:span></text:p>
      <text:p text:style-name="P1"><text:span text:style-name="T6">+-------------+</text:span></text:p>
      <text:p text:style-name="P1"><text:span text:style-name="T6">1 row in set (0.000 sec)</text:span></text:p>
      <text:p text:style-name="P1"><text:span text:style-name="T6"/></text:p>
      <text:p text:style-name="P1"><text:span text:style-name="T6">MariaDB [Ecommerce]&gt; select sin(2);</text:span></text:p>
      <text:p text:style-name="P1"><text:span text:style-name="T6">+--------------------+</text:span></text:p>
      <text:p text:style-name="P1"><text:span text:style-name="T6">| sin(2) <text:s text:c="12"/>|</text:span></text:p>
      <text:p text:style-name="P1"><text:soft-page-break/><text:span text:style-name="T6">+--------------------+</text:span></text:p>
      <text:p text:style-name="P1"><text:span text:style-name="T6">| 0.9092974268256817 |</text:span></text:p>
      <text:p text:style-name="P1"><text:span text:style-name="T6">+--------------------+</text:span></text:p>
      <text:p text:style-name="P1"><text:span text:style-name="T6">1 row in set (0.000 sec)</text:span></text:p>
      <text:p text:style-name="P1"><text:span text:style-name="T6"/></text:p>
      <text:p text:style-name="P1"><text:span text:style-name="T6">MariaDB [Ecommerce]&gt; select sqrt(155);</text:span></text:p>
      <text:p text:style-name="P1"><text:span text:style-name="T6">+--------------------+</text:span></text:p>
      <text:p text:style-name="P1"><text:span text:style-name="T6">| sqrt(155) <text:s text:c="9"/>|</text:span></text:p>
      <text:p text:style-name="P1"><text:span text:style-name="T6">+--------------------+</text:span></text:p>
      <text:p text:style-name="P1"><text:span text:style-name="T6">| 12.449899597988733 |</text:span></text:p>
      <text:p text:style-name="P1"><text:span text:style-name="T6">+--------------------+</text:span></text:p>
      <text:p text:style-name="P1"><text:span text:style-name="T6">1 row in set (0.000 sec)</text:span></text:p>
      <text:p text:style-name="P1"><text:span text:style-name="T6"/></text:p>
      <text:p text:style-name="P1"><text:span text:style-name="T6">MariaDB [Ecommerce]&gt; select tan(25);</text:span></text:p>
      <text:p text:style-name="P1"><text:span text:style-name="T6">+----------------------+</text:span></text:p>
      <text:p text:style-name="P1"><text:span text:style-name="T6">| tan(25) <text:s text:c="13"/>|</text:span></text:p>
      <text:p text:style-name="P1"><text:span text:style-name="T6">+----------------------+</text:span></text:p>
      <text:p text:style-name="P1"><text:span text:style-name="T6">| -0.13352640702153587 |</text:span></text:p>
      <text:p text:style-name="P1"><text:span text:style-name="T6">+----------------------+</text:span></text:p>
      <text:p text:style-name="P1"><text:span text:style-name="T6">1 row in set (0.000 sec)</text:span></text:p>
      <text:p text:style-name="P1"><text:span text:style-name="T6"/></text:p>
      <text:p text:style-name="P1"><text:span text:style-name="T6">MariaDB [Ecommerce]&gt; select atan2(6);</text:span></text:p>
      <text:p text:style-name="P1"><text:span text:style-name="T6">+--------------------+</text:span></text:p>
      <text:p text:style-name="P1"><text:span text:style-name="T6">| atan2(6) <text:s text:c="10"/>|</text:span></text:p>
      <text:p text:style-name="P1"><text:span text:style-name="T6">+--------------------+</text:span></text:p>
      <text:p text:style-name="P1"><text:span text:style-name="T6">| 1.4056476493802699 |</text:span></text:p>
      <text:p text:style-name="P1"><text:span text:style-name="T6">+--------------------+</text:span></text:p>
      <text:p text:style-name="P1"><text:span text:style-name="T6">1 row in set (0.000 sec)</text:span></text:p>
      <text:p text:style-name="P1"><text:span text:style-name="T6"/></text:p>
      <text:p text:style-name="P1"><text:span text:style-name="T6">MariaDB [Ecommerce]&gt; select truncate(7);</text:span></text:p>
      <text:p text:style-name="P1"><text:span text:style-name="T6">ERROR 1064 (42000): You have an error in your SQL syntax; check the manual that corresponds to your MariaDB server version for the right syntax to use near ')' at line 1</text:span></text:p>
      <text:p text:style-name="P1"><text:soft-page-break/><text:span text:style-name="T6">MariaDB [Ecommerce]&gt; select truncate(7.56);</text:span></text:p>
      <text:p text:style-name="P1"><text:span text:style-name="T6">ERROR 1064 (42000): You have an error in your SQL syntax; check the manual that corresponds to your MariaDB server version for the right syntax to use near ')' at line 1</text:span></text:p>
      <text:p text:style-name="P1"><text:span text:style-name="T6">MariaDB [Ecommerce]&gt; select truncate(7.56,2);</text:span></text:p>
      <text:p text:style-name="P1"><text:span text:style-name="T6">+------------------+</text:span></text:p>
      <text:p text:style-name="P1"><text:span text:style-name="T6">| truncate(7.56,2) |</text:span></text:p>
      <text:p text:style-name="P1"><text:span text:style-name="T6">+------------------+</text:span></text:p>
      <text:p text:style-name="P1"><text:span text:style-name="T6">| <text:s text:c="12"/>7.56 |</text:span></text:p>
      <text:p text:style-name="P1"><text:span text:style-name="T6">+------------------+</text:span></text:p>
      <text:p text:style-name="P1"><text:span text:style-name="T6">1 row in set (0.000 sec)</text:span></text:p>
      <text:p text:style-name="P1"><text:span text:style-name="T6"/></text:p>
      <text:p text:style-name="P1"><text:span text:style-name="T6">MariaDB [Ecommerce]&gt;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8:08:41.470177119</meta:creation-date>
    <dc:date>2021-11-23T18:11:20.464051051</dc:date>
    <meta:editing-duration>PT2M40S</meta:editing-duration>
    <meta:editing-cycles>1</meta:editing-cycles>
    <meta:document-statistic meta:table-count="0" meta:image-count="0" meta:object-count="0" meta:page-count="11" meta:paragraph-count="282" meta:word-count="1128" meta:character-count="7861" meta:non-whitespace-character-count="6542"/>
    <meta:generator>LibreOffice/6.0.7.3$Linux_X86_64 LibreOffice_project/00m0$Build-3</meta:generator>
  </office:meta>
</office:document-meta>
</file>